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12b77" officeooo:paragraph-rsid="00112b77"/>
    </style:style>
    <style:style style:name="P2" style:family="paragraph" style:parent-style-name="Preformatted_20_Text">
      <style:text-properties fo:font-size="22pt" officeooo:rsid="00112b77" officeooo:paragraph-rsid="00112b77" style:font-size-asian="22pt" style:font-size-complex="22pt"/>
    </style:style>
    <style:style style:name="P3" style:family="paragraph" style:parent-style-name="Preformatted_20_Text">
      <style:text-properties fo:font-size="22pt" officeooo:rsid="0015c5f3" officeooo:paragraph-rsid="0015c5f3" style:font-size-asian="22pt" style:font-size-complex="22pt"/>
    </style:style>
    <style:style style:name="P4" style:family="paragraph" style:parent-style-name="Preformatted_20_Text">
      <style:text-properties fo:font-size="22pt" officeooo:rsid="00165743" officeooo:paragraph-rsid="00165743" style:font-size-asian="22pt" style:font-size-complex="22pt"/>
    </style:style>
    <style:style style:name="P5" style:family="paragraph" style:parent-style-name="Preformatted_20_Text">
      <style:text-properties fo:font-size="22pt" officeooo:rsid="00174822" officeooo:paragraph-rsid="00174822" style:font-size-asian="22pt" style:font-size-complex="22pt"/>
    </style:style>
    <style:style style:name="P6" style:family="paragraph" style:parent-style-name="Preformatted_20_Text">
      <style:text-properties fo:font-size="22pt" officeooo:rsid="0019001a" officeooo:paragraph-rsid="0019001a" style:font-size-asian="22pt" style:font-size-complex="22pt"/>
    </style:style>
    <style:style style:name="P7" style:family="paragraph" style:parent-style-name="Preformatted_20_Text">
      <style:paragraph-properties fo:text-align="center" style:justify-single-word="false"/>
      <style:text-properties fo:font-size="36pt" officeooo:rsid="00174822" officeooo:paragraph-rsid="00174822" style:font-size-asian="36pt" style:font-size-complex="36pt"/>
    </style:style>
    <style:style style:name="P8" style:family="paragraph" style:parent-style-name="Preformatted_20_Text">
      <style:text-properties fo:font-size="22pt" officeooo:rsid="0019001a" officeooo:paragraph-rsid="0019001a" style:font-size-asian="22pt" style:font-size-complex="22pt"/>
    </style:style>
    <style:style style:name="P9" style:family="paragraph" style:parent-style-name="Preformatted_20_Text">
      <style:text-properties fo:font-size="22pt" officeooo:rsid="0019beef" officeooo:paragraph-rsid="0019beef" style:font-size-asian="22pt" style:font-size-complex="22pt"/>
    </style:style>
    <style:style style:name="P10" style:family="paragraph" style:parent-style-name="Preformatted_20_Text">
      <style:text-properties fo:font-size="22pt" officeooo:rsid="001b517b" officeooo:paragraph-rsid="001b517b" style:font-size-asian="22pt" style:font-size-complex="22pt"/>
    </style:style>
    <style:style style:name="P11" style:family="paragraph" style:parent-style-name="Preformatted_20_Text">
      <style:text-properties fo:font-size="22pt" officeooo:rsid="001bba9d" officeooo:paragraph-rsid="001bba9d" style:font-size-asian="22pt" style:font-size-complex="22pt"/>
    </style:style>
    <style:style style:name="P12" style:family="paragraph" style:parent-style-name="Preformatted_20_Text">
      <style:text-properties fo:font-size="18pt" officeooo:rsid="0019beef" officeooo:paragraph-rsid="0019beef" style:font-size-asian="18pt" style:font-size-complex="18pt"/>
    </style:style>
    <style:style style:name="P13" style:family="paragraph" style:parent-style-name="Preformatted_20_Text">
      <style:paragraph-properties fo:padding="0.074cm" fo:border-left="none" fo:border-right="none" fo:border-top="none" fo:border-bottom="0.06pt solid #000000" style:join-border="false"/>
      <style:text-properties fo:font-size="22pt" officeooo:rsid="0019beef" officeooo:paragraph-rsid="0019beef" style:font-size-asian="22pt" style:font-size-complex="22pt"/>
    </style:style>
    <style:style style:name="P14" style:family="paragraph" style:parent-style-name="Preformatted_20_Text">
      <style:paragraph-properties fo:padding="0.074cm" fo:border-left="none" fo:border-right="none" fo:border-top="none" fo:border-bottom="0.06pt solid #000000" style:join-border="false"/>
      <style:text-properties fo:font-size="18pt" officeooo:rsid="0019beef" officeooo:paragraph-rsid="0019beef" style:font-size-asian="18pt" style:font-size-complex="18pt"/>
    </style:style>
    <style:style style:name="T1" style:family="text">
      <style:text-properties officeooo:rsid="0015c5f3"/>
    </style:style>
    <style:style style:name="T2" style:family="text">
      <style:text-properties fo:color="#669900"/>
    </style:style>
    <style:style style:name="T3" style:family="text">
      <style:text-properties fo:color="#669900" fo:background-color="#ffffff" loext:char-shading-value="0"/>
    </style:style>
    <style:style style:name="T4" style:family="text">
      <style:text-properties fo:color="#669900" officeooo:rsid="0015c5f3" fo:background-color="#ffffff" loext:char-shading-value="0"/>
    </style:style>
    <style:style style:name="T5" style:family="text">
      <style:text-properties fo:color="#ff0000"/>
    </style:style>
    <style:style style:name="T6" style:family="text">
      <style:text-properties fo:color="#ff0000" style:text-position="0% 100%" style:text-underline-style="solid" style:text-underline-width="auto" style:text-underline-color="font-color" officeooo:rsid="0015c5f3" fo:background-color="#ffffff" loext:char-shading-value="0"/>
    </style:style>
    <style:style style:name="T7" style:family="text">
      <style:text-properties fo:color="#ff0000" officeooo:rsid="001bba9d"/>
    </style:style>
    <style:style style:name="T8" style:family="text">
      <style:text-properties fo:color="#0000ff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officeooo:rsid="001bba9d"/>
    </style:style>
    <style:style style:name="T13" style:family="text">
      <style:text-properties fo:color="#800000"/>
    </style:style>
    <style:style style:name="T14" style:family="text">
      <style:text-properties fo:color="#ffffff" officeooo:rsid="001bba9d"/>
    </style:style>
    <style:style style:name="T15" style:family="text">
      <style:text-properties fo:color="#000000"/>
    </style:style>
    <style:style style:name="T16" style:family="text">
      <style:text-properties fo:color="#000000" officeooo:rsid="001bba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1.普通命令</text:p>
      <text:p text:style-name="P2">1.<text:span text:style-name="T2">ls</text:span>命令是表示显示指定目录的内容</text:p>
      <text:p text:style-name="P2">2.<text:span text:style-name="T2">cp</text:span>命令用来复制文件，后面可加路径</text:p>
      <text:p text:style-name="P2">3<text:span text:style-name="T2">.mv</text:span>命令用来重命名文件</text:p>
      <text:p text:style-name="P2">4.<text:span text:style-name="T2">rm</text:span>命令用来删除文件</text:p>
      <text:p text:style-name="P2">5.<text:span text:style-name="T5">touch</text:span>命令用来创建<text:span text:style-name="T8">文件</text:span></text:p>
      <text:p text:style-name="P2">6.<text:span text:style-name="T2">ecoh</text:span>命令将它的参数显示到标准输出</text:p>
      <text:p text:style-name="P2">7.<text:span text:style-name="T5">mkdir</text:span>命令用来创建新的<text:span text:style-name="T8">目录</text:span></text:p>
      <text:p text:style-name="P2">8.<text:span text:style-name="T5">rmdir</text:span>命令用来删除目录，它只能删除空目录</text:p>
      <text:p text:style-name="P2">如果要删除文件目录及里面内容，需要使用rm -rf命令</text:p>
      <text:p text:style-name="P2">9.*与？通配符</text:p>
      <text:p text:style-name="P2">10.<text:span text:style-name="T2">grep</text:span></text:p>
      <text:p text:style-name="P2">11.<text:span text:style-name="T2">less</text:span>查看大文件时可按空格键查看下一屏</text:p>
      <text:p text:style-name="P2">12.使用<text:span text:style-name="T2">pwd</text:span>来查看当前的位置</text:p>
      <text:p text:style-name="P2">13.<text:span text:style-name="T3">file</text:span>命令查看文件信息</text:p>
      <text:p text:style-name="P2">14.<text:span text:style-name="T4">find</text:span><text:span text:style-name="T1"> 命令只是在特定的文件目录中查找文件，而</text:span><text:span text:style-name="T6">locate</text:span><text:span text:style-name="T1">命令则是在全局中寻找</text:span></text:p>
      <text:p text:style-name="P3">15.sort命令是将文件所有行按照字母顺序快速排列，可以使用-n选项来按照数字排列，使用-r反向排序</text:p>
      <text:p text:style-name="P3">16.用ls -a命令来显示dot文件</text:p>
      <text:p text:style-name="P4">17.ctrl+u删除光标至行首的内容</text:p>
      <text:p text:style-name="P4">18.ctrl+y粘贴已删除的文本</text:p>
      <text:p text:style-name="P4">19.ctrl+a将光标移至行首</text:p>
      <text:p text:style-name="P4">20.ctrl+e将光标移至行末</text:p>
      <text:p text:style-name="P7"><text:soft-page-break/>2.文件权限</text:p>
      <text:p text:style-name="P5">1.chomd命令用来修改文件权限，要为用户组g和其他用户o加上可读权限r</text:p>
      <text:p text:style-name="P5">如运行如下命令</text:p>
      <text:p text:style-name="P5">$ chomd g+r file</text:p>
      <text:p text:style-name="P5">$ chomd o+r file</text:p>
      <text:p text:style-name="P5">也可以用一行命令</text:p>
      <text:p text:style-name="P6">$ chomd go+r file</text:p>
      <text:p text:style-name="P6">如果要取消权限则使用go-r</text:p>
      <text:p text:style-name="P9">2.也可以用数字来代表权限</text:p>
      <text:p text:style-name="P13">如$ 644 file </text:p>
      <text:p text:style-name="P13">模式 <text:s text:c="11"/>详情 <text:s text:c="13"/>用途</text:p>
      <text:p text:style-name="P9"><text:span text:style-name="T10">644</text:span> <text:s text:c="6"/><text:span text:style-name="T9">用户：读/写;用户组，其他：读 <text:s text:c="10"/>文件</text:span></text:p>
      <text:p text:style-name="P9"><text:span text:style-name="T10">600</text:span> <text:s text:c="6"/><text:span text:style-name="T9">用户：读/写;用户组，其他：无 <text:s text:c="10"/>文件</text:span></text:p>
      <text:p text:style-name="P12">755 <text:s text:c="4"/><text:span text:style-name="T9">用户：读/写/执行;用户组，其他：读/执行 <text:s text:c="2"/>目录 程序</text:span></text:p>
      <text:p text:style-name="P12">700 <text:s text:c="4"/><text:span text:style-name="T9">用户：读/写/执行;用户组，其他：无 <text:s text:c="5"/>目录 程序</text:span></text:p>
      <text:p text:style-name="P14">711 <text:s text:c="4"/><text:span text:style-name="T9">用户：读/写/执行;用户组，其他：执行 <text:s text:c="8"/>目录</text:span></text:p>
      <text:p text:style-name="P9"/>
      <text:p text:style-name="P10">3.压缩和归档</text:p>
      <text:p text:style-name="P10">3.1 gizp命令</text:p>
      <text:p text:style-name="P10">解压缩.gz文件使用gunzip file.gz命令，压缩文件使用gizp file命令</text:p>
      <text:p text:style-name="P10">3.2 tar命令</text:p>
      <text:p text:style-name="P10">gizp命令是压缩单个文件，tar则是压缩和归档多个文件和目录</text:p>
      <text:p text:style-name="P10">如$ tar <text:span text:style-name="T5">cvf</text:span> <text:span text:style-name="T11">archive.tar</text:span> <text:span text:style-name="T11">file file2</text:span>..</text:p>
      <text:p text:style-name="P10">&lt;archive&gt;.tar是生成的归档文件名，<text:soft-page-break/>file，file2是要归档的文件或目录列表。选项<text:span text:style-name="T5">c</text:span>代表创建文件<text:span text:style-name="T12">，选项v则是用来显示详细的命令执行信息（比如正在归档的文件和目录名），再加一个</text:span><text:span text:style-name="T7">v</text:span><text:span text:style-name="T12">选项可以显示文件大小和权限等信息，选项</text:span><text:span text:style-name="T7">f</text:span><text:span text:style-name="T16">代表文件</text:span></text:p>
      <text:p text:style-name="P10"><text:span text:style-name="T16">解压缩tar文件</text:span></text:p>
      <text:p text:style-name="P11"><text:span text:style-name="T15">$ tar xvf archive.tar</text:span></text:p>
      <text:p text:style-name="P11"><text:span text:style-name="T15">x代表解压模式，如果只需要解压文档中的个文件，只需要在命令行的后面加上这些文件名即可</text:span></text:p>
      <text:p text:style-name="P1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24T11:07:52.405918385</dc:date>
    <meta:editing-duration>PT1H1M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48" meta:word-count="723" meta:character-count="1113" meta:non-whitespace-character-count="989"/>
  </office:meta>
</office:document-meta>
</file>